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498209"/>
    </style:style>
    <style:style style:name="P4" style:family="paragraph" style:parent-style-name="Heading_20_2">
      <style:text-properties officeooo:paragraph-rsid="066a6ba7"/>
    </style:style>
    <style:style style:name="P5" style:family="paragraph" style:parent-style-name="Heading_20_2">
      <style:text-properties officeooo:rsid="064764b7" officeooo:paragraph-rsid="063bad15" style:font-name-complex="David Libre"/>
    </style:style>
    <style:style style:name="P6" style:family="paragraph" style:parent-style-name="Text_20_body">
      <style:paragraph-properties fo:line-height="100%"/>
      <style:text-properties officeooo:rsid="04af6545" officeooo:paragraph-rsid="05da9cad"/>
    </style:style>
    <style:style style:name="P7" style:family="paragraph" style:parent-style-name="Text_20_body">
      <style:text-properties officeooo:rsid="06498209" officeooo:paragraph-rsid="06498209"/>
    </style:style>
    <style:style style:name="P8" style:family="paragraph" style:parent-style-name="Text_20_body">
      <style:paragraph-properties fo:line-height="100%"/>
      <style:text-properties officeooo:rsid="0625c719" officeooo:paragraph-rsid="065192a1"/>
    </style:style>
    <style:style style:name="P9" style:family="paragraph" style:parent-style-name="Text_20_body">
      <style:text-properties fo:language="en" fo:country="US" officeooo:rsid="065192a1" officeooo:paragraph-rsid="065192a1"/>
    </style:style>
    <style:style style:name="P10" style:family="paragraph" style:parent-style-name="Text_20_body">
      <style:text-properties officeooo:rsid="065192a1" officeooo:paragraph-rsid="065192a1"/>
    </style:style>
    <style:style style:name="P11" style:family="paragraph" style:parent-style-name="Text_20_body">
      <style:text-properties officeooo:rsid="0653885f" officeooo:paragraph-rsid="0653885f"/>
    </style:style>
    <style:style style:name="P12" style:family="paragraph" style:parent-style-name="Text_20_body">
      <style:text-properties officeooo:rsid="06637919" officeooo:paragraph-rsid="06637919"/>
    </style:style>
    <style:style style:name="P13" style:family="paragraph" style:parent-style-name="Text_20_body">
      <style:text-properties officeooo:paragraph-rsid="0657ab40"/>
    </style:style>
    <style:style style:name="P14" style:family="paragraph" style:parent-style-name="Text_20_body">
      <style:text-properties officeooo:paragraph-rsid="0666e20c"/>
    </style:style>
    <style:style style:name="P15" style:family="paragraph" style:parent-style-name="Text_20_body">
      <style:text-properties officeooo:paragraph-rsid="0656cf9e"/>
    </style:style>
    <style:style style:name="P16" style:family="paragraph" style:parent-style-name="Text_20_body">
      <style:text-properties officeooo:paragraph-rsid="06740782"/>
    </style:style>
    <style:style style:name="P17" style:family="paragraph" style:parent-style-name="Text_20_body">
      <style:text-properties officeooo:paragraph-rsid="067675e1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19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20" style:family="paragraph" style:parent-style-name="Heading_20_1">
      <style:paragraph-properties fo:line-height="100%"/>
      <style:text-properties officeooo:rsid="05226f8d" officeooo:paragraph-rsid="04af6545"/>
    </style:style>
    <style:style style:name="P21" style:family="paragraph" style:parent-style-name="Heading_20_2">
      <style:text-properties officeooo:rsid="061d27f9" officeooo:paragraph-rsid="067fec22"/>
    </style:style>
    <style:style style:name="P22" style:family="paragraph" style:parent-style-name="Heading_20_2">
      <style:text-properties officeooo:rsid="05735d0c" officeooo:paragraph-rsid="068267e2"/>
    </style:style>
    <style:style style:name="P23" style:family="paragraph" style:parent-style-name="Heading_20_2">
      <style:text-properties officeooo:paragraph-rsid="067fec22"/>
    </style:style>
    <style:style style:name="P24" style:family="paragraph" style:parent-style-name="Heading_20_2">
      <style:text-properties officeooo:paragraph-rsid="065192a1"/>
    </style:style>
    <style:style style:name="P25" style:family="paragraph" style:parent-style-name="Heading_20_2">
      <style:text-properties officeooo:paragraph-rsid="063722be"/>
    </style:style>
    <style:style style:name="P26" style:family="paragraph" style:parent-style-name="Text_20_body" style:list-style-name="L1">
      <style:text-properties officeooo:paragraph-rsid="0656cf9e"/>
    </style:style>
    <style:style style:name="P27" style:family="paragraph" style:parent-style-name="Text_20_body">
      <style:text-properties officeooo:paragraph-rsid="0677e53f"/>
    </style:style>
    <style:style style:name="P28" style:family="paragraph" style:parent-style-name="Text_20_body">
      <style:text-properties officeooo:paragraph-rsid="067c9334"/>
    </style:style>
    <style:style style:name="P29" style:family="paragraph" style:parent-style-name="Text_20_body">
      <style:text-properties officeooo:paragraph-rsid="067d9251"/>
    </style:style>
    <style:style style:name="P30" style:family="paragraph" style:parent-style-name="Text_20_body">
      <style:text-properties officeooo:rsid="05f8bd4a" officeooo:paragraph-rsid="067fec22"/>
    </style:style>
    <style:style style:name="P31" style:family="paragraph" style:parent-style-name="Text_20_body">
      <style:text-properties officeooo:paragraph-rsid="067fec22"/>
    </style:style>
    <style:style style:name="P32" style:family="paragraph" style:parent-style-name="Text_20_body">
      <style:text-properties fo:font-style="italic" officeooo:rsid="05edf9e3" officeooo:paragraph-rsid="0657ab40" style:font-style-asian="italic" style:font-style-complex="italic"/>
    </style:style>
    <style:style style:name="P33" style:family="paragraph" style:parent-style-name="Text_20_body">
      <style:text-properties officeooo:rsid="05be395e" officeooo:paragraph-rsid="0680ca39"/>
    </style:style>
    <style:style style:name="P34" style:family="paragraph" style:parent-style-name="Text_20_body">
      <style:text-properties officeooo:rsid="05be395e" officeooo:paragraph-rsid="068267e2"/>
    </style:style>
    <style:style style:name="P35" style:family="paragraph" style:parent-style-name="Text_20_body">
      <style:paragraph-properties fo:line-height="100%"/>
      <style:text-properties officeooo:rsid="04af6545" officeooo:paragraph-rsid="05da9cad"/>
    </style:style>
    <style:style style:name="P36" style:family="paragraph" style:parent-style-name="Text_20_body" style:list-style-name="L2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7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8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officeooo:paragraph-rsid="066a6ba7"/>
    </style:style>
    <style:style style:name="P39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5be395e" officeooo:paragraph-rsid="0680ca39"/>
    </style:style>
    <style:style style:name="P40" style:family="paragraph" style:parent-style-name="Text_20_body">
      <style:paragraph-properties fo:margin-top="0in" fo:margin-bottom="0in" style:contextual-spacing="false" fo:text-align="end" style:justify-single-word="false" style:writing-mode="rl-tb"/>
      <style:text-properties officeooo:rsid="05be395e" officeooo:paragraph-rsid="068267e2"/>
    </style:style>
    <style:style style:name="P41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style="italic" officeooo:rsid="05be395e" officeooo:paragraph-rsid="0680ca39" style:font-style-asian="italic" style:font-style-complex="italic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 style:writing-mode="lr-tb"/>
      <style:text-properties fo:font-style="italic" officeooo:rsid="05be395e" officeooo:paragraph-rsid="068267e2" style:font-style-asian="italic" style:font-style-complex="italic"/>
    </style:style>
    <style:style style:name="P43" style:family="paragraph" style:parent-style-name="Text_20_body">
      <style:paragraph-properties fo:line-height="100%" fo:text-align="start" style:justify-single-word="false" style:writing-mode="lr-tb"/>
      <style:text-properties fo:font-style="italic" officeooo:rsid="05edf9e3" officeooo:paragraph-rsid="068267e2" style:font-style-asian="italic" style:font-style-complex="italic"/>
    </style:style>
    <style:style style:name="P44" style:family="paragraph" style:parent-style-name="Text_20_body">
      <style:paragraph-properties fo:text-align="start" style:justify-single-word="false" style:writing-mode="lr-tb"/>
      <style:text-properties officeooo:rsid="062e4ed6" officeooo:paragraph-rsid="0680ca39"/>
    </style:style>
    <style:style style:name="P45" style:family="paragraph" style:parent-style-name="Text_20_body">
      <style:paragraph-properties fo:text-align="start" style:justify-single-word="false" style:writing-mode="lr-tb"/>
      <style:text-properties officeooo:rsid="062e4ed6" officeooo:paragraph-rsid="068267e2"/>
    </style:style>
    <style:style style:name="P46" style:family="paragraph" style:parent-style-name="Text_20_body">
      <style:paragraph-properties fo:text-align="start" style:justify-single-word="false" style:writing-mode="lr-tb"/>
      <style:text-properties officeooo:rsid="0596ca4a" officeooo:paragraph-rsid="0680ca39"/>
    </style:style>
    <style:style style:name="P47" style:family="paragraph" style:parent-style-name="Text_20_body">
      <style:paragraph-properties fo:text-align="start" style:justify-single-word="false" style:writing-mode="lr-tb"/>
      <style:text-properties officeooo:rsid="0596ca4a" officeooo:paragraph-rsid="068267e2"/>
    </style:style>
    <style:style style:name="P48" style:family="paragraph" style:parent-style-name="Text_20_body">
      <style:paragraph-properties fo:text-align="start" style:justify-single-word="false" style:writing-mode="lr-tb"/>
      <style:text-properties officeooo:paragraph-rsid="0680ca39"/>
    </style:style>
    <style:style style:name="P49" style:family="paragraph" style:parent-style-name="Text_20_body">
      <style:paragraph-properties fo:text-align="start" style:justify-single-word="false" style:writing-mode="lr-tb"/>
      <style:text-properties officeooo:paragraph-rsid="068267e2"/>
    </style:style>
    <style:style style:name="P50" style:family="paragraph" style:parent-style-name="Text_20_body">
      <style:paragraph-properties fo:text-align="end" style:justify-single-word="false" style:writing-mode="rl-tb"/>
      <style:text-properties officeooo:rsid="0596ca4a" officeooo:paragraph-rsid="0680ca39"/>
    </style:style>
    <style:style style:name="P51" style:family="paragraph" style:parent-style-name="Text_20_body">
      <style:paragraph-properties fo:text-align="end" style:justify-single-word="false" style:writing-mode="rl-tb"/>
      <style:text-properties officeooo:rsid="0596ca4a" officeooo:paragraph-rsid="068267e2"/>
    </style:style>
    <style:style style:name="P52" style:family="paragraph" style:parent-style-name="Text_20_body">
      <style:paragraph-properties fo:text-align="end" style:justify-single-word="false" style:writing-mode="rl-tb"/>
      <style:text-properties officeooo:rsid="05e459a1" officeooo:paragraph-rsid="0680ca39"/>
    </style:style>
    <style:style style:name="P53" style:family="paragraph" style:parent-style-name="Text_20_body">
      <style:paragraph-properties fo:text-align="end" style:justify-single-word="false" style:writing-mode="rl-tb"/>
      <style:text-properties officeooo:rsid="05e459a1" officeooo:paragraph-rsid="068267e2"/>
    </style:style>
    <style:style style:name="P54" style:family="paragraph" style:parent-style-name="Text_20_body">
      <style:paragraph-properties fo:text-align="end" style:justify-single-word="false" style:writing-mode="rl-tb"/>
      <style:text-properties officeooo:paragraph-rsid="068267e2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officeooo:paragraph-rsid="066a6ba7"/>
    </style:style>
    <style:style style:name="T1" style:family="text">
      <style:text-properties officeooo:rsid="05ff79ad"/>
    </style:style>
    <style:style style:name="T2" style:family="text">
      <style:text-properties officeooo:rsid="063881e4"/>
    </style:style>
    <style:style style:name="T3" style:family="text">
      <style:text-properties officeooo:rsid="063bad15"/>
    </style:style>
    <style:style style:name="T4" style:family="text">
      <style:text-properties officeooo:rsid="06498209"/>
    </style:style>
    <style:style style:name="T5" style:family="text">
      <style:text-properties officeooo:rsid="065192a1"/>
    </style:style>
    <style:style style:name="T6" style:family="text">
      <style:text-properties officeooo:rsid="065537a4"/>
    </style:style>
    <style:style style:name="T7" style:family="text">
      <style:text-properties officeooo:rsid="0657ab40"/>
    </style:style>
    <style:style style:name="T8" style:family="text">
      <style:text-properties fo:language="en" fo:country="US" officeooo:rsid="065dc82a"/>
    </style:style>
    <style:style style:name="T9" style:family="text">
      <style:text-properties fo:language="en" fo:country="US" officeooo:rsid="0657ab40"/>
    </style:style>
    <style:style style:name="T10" style:family="text">
      <style:text-properties fo:language="en" fo:country="US" officeooo:rsid="066a6ba7"/>
    </style:style>
    <style:style style:name="T11" style:family="text">
      <style:text-properties fo:language="en" fo:country="US" officeooo:rsid="06707cd6"/>
    </style:style>
    <style:style style:name="T12" style:family="text">
      <style:text-properties fo:language="en" fo:country="US" officeooo:rsid="0673d949"/>
    </style:style>
    <style:style style:name="T13" style:family="text">
      <style:text-properties fo:language="en" fo:country="US" officeooo:rsid="067461aa"/>
    </style:style>
    <style:style style:name="T14" style:family="text">
      <style:text-properties fo:language="en" fo:country="US" officeooo:rsid="06740782"/>
    </style:style>
    <style:style style:name="T15" style:family="text">
      <style:text-properties fo:language="en" fo:country="US" officeooo:rsid="063881e4"/>
    </style:style>
    <style:style style:name="T16" style:family="text">
      <style:text-properties fo:language="en" fo:country="US" officeooo:rsid="068267e2"/>
    </style:style>
    <style:style style:name="T17" style:family="text">
      <style:text-properties officeooo:rsid="0658fae3"/>
    </style:style>
    <style:style style:name="T18" style:family="text">
      <style:text-properties officeooo:rsid="0663eedd"/>
    </style:style>
    <style:style style:name="T19" style:family="text">
      <style:text-properties officeooo:rsid="0666755f"/>
    </style:style>
    <style:style style:name="T20" style:family="text">
      <style:text-properties officeooo:rsid="0667b834"/>
    </style:style>
    <style:style style:name="T21" style:family="text">
      <style:text-properties officeooo:rsid="066ce225"/>
    </style:style>
    <style:style style:name="T22" style:family="text">
      <style:text-properties officeooo:rsid="0673d949"/>
    </style:style>
    <style:style style:name="T23" style:family="text">
      <style:text-properties style:font-name="Monospace" fo:language="en" fo:country="US" officeooo:rsid="0673d949" style:font-size-asian="10.5pt" style:font-name-complex="David CLM1" style:font-weight-complex="normal"/>
    </style:style>
    <style:style style:name="T24" style:family="text">
      <style:text-properties style:font-name="Monospace" fo:language="en" fo:country="US" officeooo:rsid="067461aa" style:font-size-asian="10.5pt" style:font-name-complex="David CLM1" style:font-weight-complex="normal"/>
    </style:style>
    <style:style style:name="T25" style:family="text">
      <style:text-properties style:font-name="Monospace" officeooo:rsid="067461aa" style:font-size-asian="10.5pt" style:font-name-complex="David CLM1" style:font-weight-complex="normal"/>
    </style:style>
    <style:style style:name="T26" style:family="text">
      <style:text-properties style:font-name="Monospace" officeooo:rsid="06752606" style:font-size-asian="10.5pt" style:font-name-complex="David CLM1" style:font-weight-complex="normal"/>
    </style:style>
    <style:style style:name="T27" style:family="text">
      <style:text-properties style:font-name="Monospace" officeooo:rsid="067581a5" style:font-size-asian="10.5pt" style:font-name-complex="David CLM1" style:font-weight-complex="normal"/>
    </style:style>
    <style:style style:name="T28" style:family="text">
      <style:text-properties style:font-name="Monospace" officeooo:rsid="06771dd9" style:font-size-asian="10.5pt" style:font-name-complex="David CLM1" style:font-weight-complex="normal"/>
    </style:style>
    <style:style style:name="T29" style:family="text">
      <style:text-properties style:font-name="Monospace" officeooo:rsid="067c9334" style:font-size-asian="10.5pt" style:font-name-complex="David CLM1" style:font-weight-complex="normal"/>
    </style:style>
    <style:style style:name="T30" style:family="text">
      <style:text-properties style:font-name="Monospace" officeooo:rsid="067d9251" style:font-size-asian="10.5pt" style:font-name-complex="David CLM1" style:font-weight-complex="normal"/>
    </style:style>
    <style:style style:name="T31" style:family="text">
      <style:text-properties style:font-name="Monospace" officeooo:rsid="068094e6" style:font-size-asian="10.5pt" style:font-name-complex="David CLM1" style:font-weight-complex="normal"/>
    </style:style>
    <style:style style:name="T32" style:family="text">
      <style:text-properties style:font-name="Monospace" officeooo:rsid="06846a63" style:font-size-asian="10.5pt" style:font-name-complex="David CLM1" style:font-weight-complex="normal"/>
    </style:style>
    <style:style style:name="T33" style:family="text">
      <style:text-properties style:font-name="Monospace" fo:language="en" fo:country="US" officeooo:rsid="068094e6" style:font-size-asian="10.5pt" style:font-name-complex="David CLM1" style:font-weight-complex="normal"/>
    </style:style>
    <style:style style:name="T34" style:family="text">
      <style:text-properties officeooo:rsid="061f449d"/>
    </style:style>
    <style:style style:name="T35" style:family="text">
      <style:text-properties officeooo:rsid="067461aa"/>
    </style:style>
    <style:style style:name="T36" style:family="text">
      <style:text-properties officeooo:rsid="06752606"/>
    </style:style>
    <style:style style:name="T37" style:family="text">
      <style:text-properties officeooo:rsid="067581a5"/>
    </style:style>
    <style:style style:name="T38" style:family="text">
      <style:text-properties officeooo:rsid="06767424"/>
    </style:style>
    <style:style style:name="T39" style:family="text">
      <style:text-properties officeooo:rsid="067675e1"/>
    </style:style>
    <style:style style:name="T40" style:family="text">
      <style:text-properties officeooo:rsid="0677e53f"/>
    </style:style>
    <style:style style:name="T41" style:family="text">
      <style:text-properties officeooo:rsid="0625c719"/>
    </style:style>
    <style:style style:name="T42" style:family="text">
      <style:text-properties officeooo:rsid="06694ff2"/>
    </style:style>
    <style:style style:name="T43" style:family="text">
      <style:text-properties officeooo:rsid="067b0d81"/>
    </style:style>
    <style:style style:name="T44" style:family="text">
      <style:text-properties fo:color="#00000a" loext:opacity="100%" style:font-name="Courier New" fo:font-size="12pt" fo:language="en" fo:country="US" style:font-size-asian="12pt" style:language-asian="en" style:country-asian="US" style:font-name-complex="David CLM" style:font-size-complex="12pt" style:language-complex="he" style:country-complex="IL"/>
    </style:style>
    <style:style style:name="T45" style:family="text">
      <style:text-properties fo:color="#00000a" loext:opacity="100%" style:font-name="Courier New" fo:font-size="12pt" fo:language="en" fo:country="US" officeooo:rsid="067b0d81" style:font-size-asian="12pt" style:language-asian="en" style:country-asian="US" style:font-name-complex="David CLM" style:font-size-complex="12pt" style:language-complex="he" style:country-complex="IL"/>
    </style:style>
    <style:style style:name="T46" style:family="text">
      <style:text-properties fo:color="#00000a" loext:opacity="100%" style:font-name="Courier New" fo:font-size="12pt" fo:language="en" fo:country="US" officeooo:rsid="067b0d81" style:font-size-asian="12pt" style:language-asian="en" style:country-asian="US" style:font-name-complex="David CLM" style:font-size-complex="12pt" style:language-complex="he" style:country-complex="IL" style:font-weight-complex="normal"/>
    </style:style>
    <style:style style:name="T47" style:family="text">
      <style:text-properties officeooo:rsid="067c9334"/>
    </style:style>
    <style:style style:name="T48" style:family="text">
      <style:text-properties officeooo:rsid="067d9251"/>
    </style:style>
    <style:style style:name="T49" style:family="text">
      <style:text-properties officeooo:rsid="067f0da9"/>
    </style:style>
    <style:style style:name="T50" style:family="text">
      <style:text-properties officeooo:rsid="061d27f9"/>
    </style:style>
    <style:style style:name="T51" style:family="text">
      <style:text-properties officeooo:rsid="0607daed"/>
    </style:style>
    <style:style style:name="T52" style:family="text">
      <style:text-properties officeooo:rsid="067fec22"/>
    </style:style>
    <style:style style:name="T53" style:family="text">
      <style:text-properties officeooo:rsid="05735d0c"/>
    </style:style>
    <style:style style:name="T54" style:family="text">
      <style:text-properties fo:color="#000000" loext:opacity="100%" style:font-name="Monospace" fo:font-size="12pt" fo:font-style="normal" fo:font-weight="normal" officeooo:rsid="067fec2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5" style:family="text">
      <style:text-properties fo:color="#000000" loext:opacity="100%" style:font-name="Monospace" fo:font-size="12pt" fo:font-style="normal" fo:font-weight="normal" officeooo:rsid="068267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6" style:family="text">
      <style:text-properties fo:color="#000000" loext:opacity="100%" style:font-name="Monospace" fo:font-size="12pt" fo:language="en" fo:country="US" fo:font-style="normal" fo:font-weight="normal" officeooo:rsid="068267e2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57" style:family="text">
      <style:text-properties officeooo:rsid="068094e6"/>
    </style:style>
    <style:style style:name="T58" style:family="text">
      <style:text-properties officeooo:rsid="0623ce0c"/>
    </style:style>
    <style:style style:name="T59" style:family="text">
      <style:text-properties officeooo:rsid="05e60424"/>
    </style:style>
    <style:style style:name="T60" style:family="text">
      <style:text-properties officeooo:rsid="0642a5dd"/>
    </style:style>
    <style:style style:name="T61" style:family="text">
      <style:text-properties officeooo:rsid="0596ca4a"/>
    </style:style>
    <style:style style:name="T62" style:family="text">
      <style:text-properties officeooo:rsid="0641a934"/>
    </style:style>
    <style:style style:name="T63" style:family="text">
      <style:text-properties officeooo:rsid="05df579c"/>
    </style:style>
    <style:style style:name="T64" style:family="text">
      <style:text-properties officeooo:rsid="062e4ed6"/>
    </style:style>
    <style:style style:name="T65" style:family="text">
      <style:text-properties officeooo:rsid="05ddbf9e"/>
    </style:style>
    <style:style style:name="T66" style:family="text">
      <style:text-properties officeooo:rsid="05e459a1"/>
    </style:style>
    <style:style style:name="T67" style:family="text">
      <style:text-properties officeooo:rsid="06313e8e"/>
    </style:style>
    <style:style style:name="T68" style:family="text">
      <style:text-properties officeooo:rsid="05be395e"/>
    </style:style>
    <style:style style:name="T69" style:family="text">
      <style:text-properties officeooo:rsid="05ed6dcb"/>
    </style:style>
    <style:style style:name="T70" style:family="text">
      <style:text-properties officeooo:rsid="05eda19f"/>
    </style:style>
    <style:style style:name="T71" style:family="text">
      <style:text-properties officeooo:rsid="05edf9e3"/>
    </style:style>
    <style:style style:name="T72" style:family="text">
      <style:text-properties fo:font-style="italic" officeooo:rsid="05edf9e3" style:font-style-asian="italic" style:font-style-complex="italic"/>
    </style:style>
    <style:style style:name="T73" style:family="text">
      <style:text-properties fo:font-style="italic" officeooo:rsid="05be395e" style:font-style-asian="italic" style:font-style-complex="italic"/>
    </style:style>
    <style:style style:name="T74" style:family="text">
      <style:text-properties officeooo:rsid="068267e2"/>
    </style:style>
    <style:style style:name="T75" style:family="text">
      <style:text-properties officeooo:rsid="062227d4"/>
    </style:style>
    <style:style style:name="T76" style:family="text">
      <style:text-properties officeooo:rsid="06846a6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מטלה - חלוקת שכר-<text:span text:style-name="T1">דירה</text:span></text:h>
      <text:p text:style-name="P6">יש לענות על שאלה אחת לבחירתכם. <text:span text:style-name="T17">שאלות המסומנות בכוכבית (*) מזכות בניקוד כפול.</text:span></text:p>
      <text:p text:style-name="P6"/>
      <text:p text:style-name="P22">* שאלה <text:span text:style-name="T74">1</text:span><text:span text:style-name="T58">: חלוקת שכר-דירה לדיירים עניים</text:span></text:p>
      <text:p text:style-name="P34">רוצים לחלק <text:span text:style-name="T59">n </text:span>חדרים <text:span text:style-name="T59">ל-n </text:span>דיירים <text:span text:style-name="T60">עם העדפות אורדינליות, המקיימים את "הנחת הדיירים העניים" (כל דייר מעדיף כל חדר בחינם על כל חדר בתשלום). <text:s/></text:span>כל דייר<text:span text:style-name="T61"> מיוצג ע"י המחלקה הבאה:</text:span></text:p>
      <text:p text:style-name="P45">def <text:span text:style-name="T62">Ordinal</text:span>Agent:</text:p>
      <text:p text:style-name="P47"><text:span text:style-name="T63"><text:tab/>def bestRoom</text:span>(<text:span text:style-name="T64">prices:List[int]</text:span>)-<text:span text:style-name="T64">&gt;int:</text:span></text:p>
      <text:p text:style-name="P47"><text:s text:c="5"/>// INPUT: <text:s text:c="2"/><text:span text:style-name="T65">the prices of the n rooms, in shekels.</text:span></text:p>
      <text:p text:style-name="P47"><text:s text:c="5"/>// OUTPUT: <text:s/><text:span text:style-name="T65">the index of a room that the agent most <text:line-break/> <text:s text:c="4"/>// <text:s text:c="5"/>prefers in these prices. Index is between 0 and n-1.</text:span></text:p>
      <text:p text:style-name="P51"/>
      <text:p text:style-name="P54"><text:span text:style-name="T61">כיתבו </text:span><text:span text:style-name="T66">אלגוריתם המקבל כקלט </text:span><text:span text:style-name="T32">שלושה </text:span><text:span text:style-name="T66">דיירים ואת מחיר הדירה הכולל בשקלים, ומוצא השמת-חדרים ללא קנאה עד כדי שקל אחד.</text:span></text:p>
      <text:p text:style-name="P53">כותרת הפונקציה:</text:p>
      <text:p text:style-name="P47"><text:span text:style-name="T67">def</text:span> <text:span text:style-name="T68">findAlmostEnvyFree</text:span>(<text:span text:style-name="T67">agents:List[OrdinalAgent</text:span>]<text:span text:style-name="T69">, totalRent:int</text:span>):</text:p>
      <text:p text:style-name="P40">פלט לדוגמה:</text:p>
      <text:p text:style-name="P42"><text:span text:style-name="T70">A</text:span>gent 0 receives room 2<text:span text:style-name="T71"> for 163 shekels.</text:span></text:p>
      <text:p text:style-name="P42"><text:span text:style-name="T71">A</text:span>gent 1 receives room 1<text:span text:style-name="T71"> for 274 shekels.</text:span></text:p>
      <text:p text:style-name="P49"><text:span text:style-name="T72">A</text:span><text:span text:style-name="T73">gent 2 receives room 0</text:span><text:span text:style-name="T72"> for 343 shekels.</text:span></text:p>
      <text:p text:style-name="P43"/>
      <text:p text:style-name="P24"><text:span text:style-name="T5">שאלה </text:span><text:span text:style-name="T55">2</text:span><text:span text:style-name="T5">. </text:span><text:span text:style-name="T75">חלוקת שכר-דירה </text:span><text:span text:style-name="T5">בעזרת אתר</text:span><text:span text:style-name="T75"> </text:span><text:span text:style-name="T5">ספלידיט</text:span></text:p>
      <text:p text:style-name="P9">באתר ספלידיט ישנה אפשרות לחלק שכר-דירה במודל הקרדינלי: <text:a xlink:type="simple" xlink:href="http://www.spliddit.org/apps/rent" text:style-name="Internet_20_link" text:visited-style-name="Visited_20_Internet_20_Link">http://www.spliddit.org/apps/rent</text:a> </text:p>
      <text:p text:style-name="P10">בעזרת האתר, מיצאו בעיית חלוקת שכר דירה לשלושה דיירים, שבה:</text:p>
      <text:p text:style-name="P28">א. <text:span text:style-name="T40">חלוקת שכר-הדירה היא: </text:span><text:span text:style-name="T29">200, 200, 200.</text:span></text:p>
      <text:p text:style-name="P27"><text:span text:style-name="T49">ב</text:span>. <text:span text:style-name="T40">חלוקת שכר-הדירה היא: 100, 200, 300.</text:span></text:p>
      <text:p text:style-name="P29"><text:span text:style-name="T49">ג</text:span>. <text:span text:style-name="T40">חלוקת שכר-הדירה היא: </text:span><text:span text:style-name="T30">0, 300, 300.</text:span></text:p>
      <text:p text:style-name="P29"><text:span text:style-name="T49">ד</text:span><text:span text:style-name="T42"> *. אחד השותפים משלם מחיר שלילי.</text:span></text:p>
      <text:p text:style-name="P11">בכל אחד מהמקרים, הסבירו <text:span text:style-name="T6">מדוע החלוקה המתקבלת היא הוגנת בהתאם למודל הקוואזי-ליניארי.</text:span> </text:p>
      <text:p text:style-name="P8"><text:soft-page-break/></text:p>
      <text:p text:style-name="P25"><text:span text:style-name="T53">שאלה </text:span><text:span text:style-name="T55">3</text:span><text:span text:style-name="T3">: בעיית </text:span><text:span text:style-name="T22">תחנת המוניות</text:span></text:p>
      <text:p text:style-name="P16"><text:span text:style-name="T11">ב</text:span><text:span text:style-name="T12">תחנת מוניות עובדים </text:span><text:span text:style-name="T23">n </text:span><text:span text:style-name="T12">נהגים הנמצאים במקומות שונים. התחנה מקבלת 4n קריאות מנוסעים שונים. מנהל התחנה רוצה להקצות בדיוק 4 נוסעים לכל נהג. בנוסף, הוא רוצה לחסוך בדלק. </text:span><text:span text:style-name="T14">כל נהג נמצא במקום אחר, ולכן לכל נהג דרושה כמות דלק </text:span><text:span text:style-name="T12">שונה כדי להגיע לכל נוסע. </text:span></text:p>
      <text:p text:style-name="P15"><text:span text:style-name="T7">א. </text:span><text:span text:style-name="T34">תארו אלגוריתם </text:span><text:span text:style-name="T21">יעיל </text:span><text:span text:style-name="T34">המוצא חלוקת </text:span><text:span text:style-name="T25">נוסעים לנהגים, שבה הכמות הכוללת של דלק שהתחנה כולה צריכה להשקיע היא הקטנה ביותר.</text:span></text:p>
      <text:list xml:id="list1179968666" text:style-name="L1">
        <text:list-item>
          <text:p text:style-name="P26"><text:span text:style-name="T2">הקלט לאלגוריתם הוא מטריצה עם</text:span><text:span text:style-name="T15"> </text:span><text:span text:style-name="T13">n</text:span><text:span text:style-name="T15"> </text:span><text:span text:style-name="T2">שורות (שורה לכל </text:span><text:span text:style-name="T35">נהג</text:span><text:span text:style-name="T2">) ו-</text:span><text:span text:style-name="T24">4n </text:span><text:span text:style-name="T2">עמודות (עמודה לכל </text:span><text:span text:style-name="T35">נוסע</text:span><text:span text:style-name="T2">); כל תא מתאר את </text:span><text:span text:style-name="T36">כמות הדלק הדרושה לנהג בשורה, </text:span><text:span text:style-name="T26">כדי לשרת את הנוסע </text:span><text:span text:style-name="T2">בעמודה.</text:span></text:p>
        </text:list-item>
        <text:list-item>
          <text:p text:style-name="P26"><text:span text:style-name="T2">הפלט הוא: עבור כל </text:span><text:span text:style-name="T27">נהג</text:span><text:span text:style-name="T2">, איזה 4 </text:span><text:span text:style-name="T37">נוסעים </text:span><text:span text:style-name="T2">הוא צריך </text:span><text:span text:style-name="T37">לקחת</text:span><text:span text:style-name="T2">.</text:span></text:p>
        </text:list-item>
      </text:list>
      <text:p text:style-name="P17"><text:span text:style-name="T39">הוכיחו </text:span><text:span text:style-name="T28">שהאלגוריתם שלכם אכן מוצא השמה עם כמות הדלק המינימלית.</text:span></text:p>
      <text:p text:style-name="P13"><text:span text:style-name="T7">* ב [רשות]. ממשו את האלגוריתם בפייתון בעזרת הספריה </text:span><text:span text:style-name="T9">networkx. </text:span><text:span text:style-name="T8">הדגימו את האלגוריתם על מספר קלטים.</text:span></text:p>
      <text:p text:style-name="P32"/>
      <text:p text:style-name="P4"><text:span text:style-name="T10">שאלה </text:span><text:span text:style-name="T56">4</text:span><text:span text:style-name="T10">. </text:span>חלוקה הוגנת של ירושה עם בתים</text:p>
      <text:p text:style-name="P19">איל הנדל"ן הנודע דונאלד דאק נפטר בשיבה טובה והוריש לארבעת ילדיו ארבעה בתים וכן סכום-כסף נכבד. <text:s/>עליכם לעזור להם לחלק ביניהם את הירושה בהתאם לדרישות הבאות:</text:p>
      <text:list xml:id="list3384713870" text:style-name="L2">
        <text:list-item>
          <text:p text:style-name="P36">כל אחד מהיורשים מקבל בית אחד בדיוק (וסכום-כסף כלשהו).</text:p>
        </text:list-item>
        <text:list-item>
          <text:p text:style-name="P36">אף יורש לא מקנא ביורשים האחרים.</text:p>
        </text:list-item>
        <text:list-item>
          <text:p text:style-name="P36">כל העיזבון מחולק בין היורשים.</text:p>
        </text:list-item>
      </text:list>
      <text:p text:style-name="P18"/>
      <text:p text:style-name="P19">א. כיתבו אלגוריתם, בעברית או בפסאודו-קוד, הפותר את הבעיה.</text:p>
      <text:p text:style-name="P18">ב. הדגימו את האלגוריתם שכתבתם בסעיף א על מצב שבו ערכי הבתים בעיני היורשים הם (לפי הסדר):</text:p>
      <text:list xml:id="list2409530640" text:style-name="L3">
        <text:list-item>
          <text:p text:style-name="P37">בית: <text:s text:c="4"/>א <text:s text:c="2"/>ב <text:s/>ג <text:s text:c="2"/>ד</text:p>
        </text:list-item>
        <text:list-item>
          <text:p text:style-name="P38"><text:span text:style-name="T44">מיקי: <text:s text:c="2"/>20, 40, 60, </text:span><text:span text:style-name="T46">70</text:span></text:p>
        </text:list-item>
        <text:list-item>
          <text:p text:style-name="P38"><text:span text:style-name="T44">דייזי: <text:s text:c="2"/>30, 50, </text:span><text:span text:style-name="T46">60</text:span><text:span text:style-name="T44">, 90</text:span></text:p>
        </text:list-item>
        <text:list-item>
          <text:p text:style-name="P38"><text:span text:style-name="T44">גופי: <text:s text:c="3"/>40, 20, 80, </text:span><text:span text:style-name="T46">70</text:span></text:p>
        </text:list-item>
        <text:list-item>
          <text:p text:style-name="P38"><text:span text:style-name="T44">פלוטו: <text:s/>50, </text:span><text:span text:style-name="T46">10</text:span><text:span text:style-name="T44">, 90, 70 <text:s/></text:span></text:p>
        </text:list-item>
      </text:list>
      <text:p text:style-name="P55"><text:span text:style-name="T44">וסכום הירושה הוא 1000. תארו בפירוט את פעולת האלגוריתם. הסבירו מי מקבל כל בית ואיך מתחלק הכסף.</text:span></text:p>
      <text:p text:style-name="P55"><text:span text:style-name="T44"/></text:p>
      <text:p text:style-name="P23"><text:span text:style-name="T53">שאלה </text:span><text:span text:style-name="T54">5</text:span><text:span text:style-name="T50">: בעיית מכפלת הצריחים</text:span></text:p>
      <text:p text:style-name="P30">נתון לוח שחמט (8 על 8) שבו בכל משבצת כתוב מספר חיובי כלשהו.</text:p>
      <text:p text:style-name="P30"><text:soft-page-break/><text:span text:style-name="T51">עליכם להציב </text:span>שמונה צריחים על הלוח, כך שאף צריח לא מאיים על אף צריח אחר, ומכפלת המספרים הרשומים תחת הצריחים היא הגדולה ביותר.</text:p>
      <text:p text:style-name="P31"><text:span text:style-name="T51">א. </text:span><text:span text:style-name="T31">כיתבו אלגוריתם לפתרון הבעיה (בעזרת אלגוריתם שלמדנו בשיעור)</text:span><text:span text:style-name="T51">.</text:span></text:p>
      <text:p text:style-name="P31"><text:span text:style-name="T51">ב. הדגימו את </text:span><text:span text:style-name="T57">ה</text:span><text:span text:style-name="T51">פתרון </text:span><text:span text:style-name="T31">בתוכנית פייתון בעזרת ספריית </text:span><text:span text:style-name="T33">networkx.</text:span></text:p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10-20T17:54:55.640000000</dc:date>
    <meta:editing-duration>P11DT7H8M43S</meta:editing-duration>
    <meta:editing-cycles>1491</meta:editing-cycles>
    <meta:document-statistic meta:table-count="0" meta:image-count="0" meta:object-count="0" meta:page-count="3" meta:paragraph-count="50" meta:word-count="539" meta:character-count="3014" meta:non-whitespace-character-count="2486"/>
  </office:meta>
</office:document-meta>
</file>